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95cm" style:rel-column-width="20024*"/>
    </style:style>
    <style:style style:name="Table1.B" style:family="table-column">
      <style:table-column-properties style:column-width="11.806cm" style:rel-column-width="4551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2cm"/>
    </style:style>
    <style:style style:name="P1" style:family="paragraph" style:parent-style-name="Standard">
      <style:text-properties fo:font-size="13pt" fo:font-weight="bold" officeooo:rsid="0000e25c" officeooo:paragraph-rsid="0000e25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0e25c" officeooo:paragraph-rsid="00023322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b7354" officeooo:paragraph-rsid="000b7354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00e25c" officeooo:paragraph-rsid="0000e25c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0e25c" officeooo:paragraph-rsid="00022b3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none" fo:font-weight="bold" officeooo:rsid="0000e25c" officeooo:paragraph-rsid="00022b3a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fo:font-weight="normal" officeooo:rsid="00062782" officeooo:paragraph-rsid="00062782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20pt" style:text-underline-style="none" fo:font-weight="bold" officeooo:rsid="0007182c" officeooo:paragraph-rsid="00022b3a" style:font-size-asian="17.5pt" style:font-weight-asian="bold" style:font-size-complex="20pt" style:font-weight-complex="bold"/>
    </style:style>
    <style:style style:name="P9" style:family="paragraph" style:parent-style-name="Table_20_Contents">
      <style:text-properties fo:font-size="13pt" officeooo:rsid="00023322" officeooo:paragraph-rsid="00023322" style:font-size-asian="13pt" style:font-size-complex="13pt"/>
    </style:style>
    <style:style style:name="P10" style:family="paragraph" style:parent-style-name="Table_20_Contents">
      <style:text-properties fo:font-size="13pt" officeooo:rsid="0003a7e8" officeooo:paragraph-rsid="0003a7e8" style:font-size-asian="13pt" style:font-size-complex="13pt"/>
    </style:style>
    <style:style style:name="P11" style:family="paragraph" style:parent-style-name="Table_20_Contents">
      <style:text-properties fo:font-size="13pt" style:text-underline-style="none" fo:font-weight="bold" officeooo:rsid="000b7354" officeooo:paragraph-rsid="000b7354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b7354" officeooo:paragraph-rsid="000c1eb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c1ebf" officeooo:paragraph-rsid="000c1ebf" style:font-size-asian="13pt" style:font-weight-asian="bold" style:font-size-complex="13pt" style:font-weight-complex="bold"/>
    </style:style>
    <style:style style:name="P14" style:family="paragraph" style:parent-style-name="Standard" style:list-style-name="L4">
      <style:text-properties officeooo:paragraph-rsid="000c1ebf"/>
    </style:style>
    <style:style style:name="P15" style:family="paragraph" style:parent-style-name="Standard">
      <style:text-properties officeooo:rsid="000c1ebf" officeooo:paragraph-rsid="000c1ebf"/>
    </style:style>
    <style:style style:name="P16" style:family="paragraph" style:parent-style-name="Standard">
      <style:text-properties officeooo:rsid="000e0fdc" officeooo:paragraph-rsid="000e0fdc"/>
    </style:style>
    <style:style style:name="P17" style:family="paragraph" style:parent-style-name="Standard">
      <style:text-properties officeooo:rsid="000e28aa" officeooo:paragraph-rsid="000e28aa"/>
    </style:style>
    <style:style style:name="P18" style:family="paragraph" style:parent-style-name="Standard">
      <style:text-properties officeooo:rsid="000fb500" officeooo:paragraph-rsid="000fb500"/>
    </style:style>
    <style:style style:name="T1" style:family="text">
      <style:text-properties officeooo:rsid="00022b3a"/>
    </style:style>
    <style:style style:name="T2" style:family="text">
      <style:text-properties officeooo:rsid="0004ffa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7354"/>
    </style:style>
    <style:style style:name="T5" style:family="text">
      <style:text-properties fo:font-size="20pt" officeooo:rsid="0007182c" style:font-size-asian="17.5pt" style:font-size-complex="20pt"/>
    </style:style>
    <style:style style:name="T6" style:family="text">
      <style:text-properties fo:font-size="20pt" officeooo:rsid="000aacee" style:font-size-asian="20pt" style:font-size-complex="20pt"/>
    </style:style>
    <style:style style:name="T7" style:family="text">
      <style:text-properties style:text-position="super 58%" officeooo:rsid="00022b3a"/>
    </style:style>
    <style:style style:name="T8" style:family="text">
      <style:text-properties officeooo:rsid="000c1ebf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0c1ebf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0e28aa" style:font-size-asian="13pt" style:font-weight-asian="bold" style:font-size-complex="13pt" style:font-weight-complex="bold"/>
    </style:style>
    <style:style style:name="T12" style:family="text">
      <style:text-properties officeooo:rsid="000e28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28"/><text:span text:style-name="T5">LOCATION BASED ADVERTI</text:span><text:span text:style-name="T6">SING</text:span></text:p>
      <text:p text:style-name="P8"/>
      <text:p text:style-name="P5"><text:span text:style-name="T3"><text:s text:c="32"/></text:span>MINUTES OF MEETING<text:span text:style-name="T3"> <text:s/></text:span><text:span text:style-name="T4">2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Date</text:p>
          </table:table-cell>
          <table:table-cell table:style-name="Table1.B1" office:value-type="string">
            <text:p text:style-name="P2"><text:span text:style-name="T1"><text:s/>16</text:span><text:span text:style-name="T7">th</text:span><text:span text:style-name="T1"> August 2016 , Tuesday</text:span> </text:p>
          </table:table-cell>
        </table:table-row>
        <table:table-row>
          <table:table-cell table:style-name="Table1.A2" office:value-type="string">
            <text:p text:style-name="P9">Meeting Location</text:p>
          </table:table-cell>
          <table:table-cell table:style-name="Table1.B2" office:value-type="string">
            <text:p text:style-name="P3">Reading Room</text:p>
          </table:table-cell>
        </table:table-row>
        <table:table-row>
          <table:table-cell table:style-name="Table1.A2" office:value-type="string">
            <text:p text:style-name="P9">Note-Taker</text:p>
          </table:table-cell>
          <table:table-cell table:style-name="Table1.B2" office:value-type="string">
            <text:p text:style-name="P3">Kritika Agrawal (201502061)</text:p>
          </table:table-cell>
        </table:table-row>
        <table:table-row>
          <table:table-cell table:style-name="Table1.A2" office:value-type="string">
            <text:p text:style-name="P9">Attendees</text:p>
          </table:table-cell>
          <table:table-cell table:style-name="Table1.B2" office:value-type="string">
            <text:p text:style-name="P2">Kritika Ag<text:span text:style-name="T12">ra</text:span>wal , A<text:span text:style-name="T1">akash Mittal, Arushi Singhal (Team members);Vamshidhar Mangu (Client); </text:span></text:p>
          </table:table-cell>
        </table:table-row>
        <table:table-row>
          <table:table-cell table:style-name="Table1.A2" office:value-type="string">
            <text:p text:style-name="P9">Time</text:p>
          </table:table-cell>
          <table:table-cell table:style-name="Table1.B2" office:value-type="string">
            <text:p text:style-name="P3">8:30pm – 9:<text:span text:style-name="T12">0</text:span>0pm</text:p>
          </table:table-cell>
        </table:table-row>
        <table:table-row table:style-name="Table1.6">
          <table:table-cell table:style-name="Table1.A2" office:value-type="string">
            <text:p text:style-name="P10">T<text:span text:style-name="T2">OPIC OF DISCUSSION</text:span></text:p>
          </table:table-cell>
          <table:table-cell table:style-name="Table1.B2" office:value-type="string">
            <text:p text:style-name="P11">Proposal from team side and discussing queries</text:p>
          </table:table-cell>
        </table:table-row>
      </table:table>
      <text:p text:style-name="P1"><text:s/></text:p>
      <text:p text:style-name="P1"/>
      <text:p text:style-name="P12">We proposed that we will create a Web App <text:span text:style-name="T8">as the solution.There will be three profiles of people who access the application:</text:span></text:p>
      <text:p text:style-name="P13">• Administrator: The company (Adjoint), who will be the super administrator</text:p>
      <text:p text:style-name="P13">• Business Owners: The business owners will upload the content, buy slots based on locations in which the Advertisement has to be displayed and schedule the advertisement.</text:p>
      <text:list xml:id="list971898513184380940" text:style-name="L4">
        <text:list-item>
          <text:p text:style-name="P14"><text:span text:style-name="T10">End User: They will login to display the advertisements.</text:span></text:p>
        </text:list-item>
      </text:list>
      <text:p text:style-name="P15"><text:span text:style-name="T9">Client approved this.</text:span></text:p>
      <text:p text:style-name="P15"><text:span text:style-name="T9"/></text:p>
      <text:p text:style-name="P15"><text:span text:style-name="T9">Client stated in his proposal that business owners have to buy slots atleast for a week. We confirmed this and also came to an agreement that week will be on monday-sunday basis and wont start in middle.</text:span></text:p>
      <text:p text:style-name="P15"><text:span text:style-name="T9"/></text:p>
      <text:p text:style-name="P15"><text:span text:style-name="T9">We asked if he wants to use Google Maps API or OSM. He will confirm this in day or two.</text:span></text:p>
      <text:p text:style-name="P15"><text:span text:style-name="T9"/></text:p>
      <text:p text:style-name="P16"><text:span text:style-name="T9">Client stated in his proposal that each slot will be of 30s.We had a confusion what if advertisement is of less than 30 seconds. We gave a solution that for rest of the time his(client) own advertisement will be displayed. He disapproved this idea and <text:s/>proposed that instead of this we should schedule the advertisemnts in such a way that if anytime is left after one round of advertisements then advertisem</text:span><text:span text:style-name="T11">en</text:span><text:span text:style-name="T9">ts should repeat from the b</text:span><text:span text:style-name="T11">e</text:span><text:span text:style-name="T9">ginning.</text:span></text:p>
      <text:p text:style-name="P16"><text:span text:style-name="T9"/></text:p>
      <text:p text:style-name="P17"><text:span text:style-name="T9">Client wanted us to bundle the devices in particular area and display different sets of advertisements on each bundle. We came up with a solution that we will group devices in a location based on average number of pings from that location. But problem was that as we have to display advertisement of a user within 5 kms ( for eg.) range from his location , different areas may overlap. Client suggested that we will divide a city into different zones and user from a particular zone can display ad in that particular zone only. But as this idea was not very efficient from user's view , therefore we agreed that we will try if some algorithm can be developed to solve the problem else we will </text:span><text:soft-page-break/><text:span text:style-name="T9">continue with the zone division idea. </text:span></text:p>
      <text:p text:style-name="P18"><text:span text:style-name="T9"/></text:p>
      <text:p text:style-name="P18"><text:span text:style-name="T9">Finally, client gave us some time to do some research work on algorithm and then keep next meeting.</text:span></text:p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1:53:08.847920130</meta:creation-date>
    <meta:editing-duration>PT2H17M</meta:editing-duration>
    <meta:editing-cycles>14</meta:editing-cycles>
    <meta:generator>LibreOffice/5.0.5.2$Linux_X86_64 LibreOffice_project/00m0$Build-2</meta:generator>
    <dc:date>2016-08-17T14:01:59.516291804</dc:date>
    <meta:document-statistic meta:table-count="1" meta:image-count="0" meta:object-count="0" meta:page-count="2" meta:paragraph-count="25" meta:word-count="403" meta:character-count="2401" meta:non-whitespace-character-count="1955"/>
  </office:meta>
</office:document-meta>
</file>